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paragraph-rsid="001cb1b3"/>
    </style:style>
    <style:style style:name="P2" style:family="paragraph" style:parent-style-name="Subtitle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Subtitle">
      <style:paragraph-properties fo:text-align="start" style:justify-single-word="false"/>
      <style:text-properties style:text-underline-style="solid" style:text-underline-width="auto" style:text-underline-color="font-color" officeooo:paragraph-rsid="001cb1b3"/>
    </style:style>
    <style:style style:name="P4" style:family="paragraph" style:parent-style-name="Text_20_body" style:list-style-name="L1">
      <style:text-properties officeooo:paragraph-rsid="001cb1b3"/>
    </style:style>
    <style:style style:name="P5" style:family="paragraph" style:parent-style-name="Text_20_body" style:list-style-name="L1">
      <style:text-properties officeooo:paragraph-rsid="001e9f63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text-properties officeooo:paragraph-rsid="001e9f63"/>
    </style:style>
    <style:style style:name="P8" style:family="paragraph" style:parent-style-name="Text_20_body" style:list-style-name="L3">
      <style:text-properties officeooo:paragraph-rsid="001e9f63"/>
    </style:style>
    <style:style style:name="P9" style:family="paragraph" style:parent-style-name="Text_20_body">
      <style:text-properties officeooo:paragraph-rsid="001cb1b3"/>
    </style:style>
    <style:style style:name="P10" style:family="paragraph" style:parent-style-name="Text_20_body" style:list-style-name="L4">
      <style:text-properties officeooo:paragraph-rsid="001e9f63"/>
    </style:style>
    <style:style style:name="P11" style:family="paragraph" style:parent-style-name="Text_20_body" style:list-style-name="L1">
      <style:text-properties officeooo:rsid="001cb1b3" officeooo:paragraph-rsid="001cb1b3"/>
    </style:style>
    <style:style style:name="P12" style:family="paragraph" style:parent-style-name="Text_20_body" style:list-style-name="L1">
      <style:text-properties officeooo:rsid="001e9f63" officeooo:paragraph-rsid="001e9f63"/>
    </style:style>
    <style:style style:name="P13" style:family="paragraph" style:parent-style-name="Text_20_body" style:list-style-name="L3">
      <style:text-properties officeooo:rsid="001e9f63" officeooo:paragraph-rsid="001e9f63"/>
    </style:style>
    <style:style style:name="P14" style:family="paragraph" style:parent-style-name="Text_20_body" style:list-style-name="L4">
      <style:text-properties officeooo:rsid="001e9f63" officeooo:paragraph-rsid="001e9f63"/>
    </style:style>
    <style:style style:name="P15" style:family="paragraph" style:parent-style-name="Text_20_body" style:list-style-name="L4">
      <style:text-properties officeooo:rsid="00203be6" officeooo:paragraph-rsid="00203be6"/>
    </style:style>
    <style:style style:name="P16" style:family="paragraph" style:parent-style-name="Text_20_body">
      <style:text-properties officeooo:paragraph-rsid="001e9f63"/>
    </style:style>
    <style:style style:name="T1" style:family="text">
      <style:text-properties officeooo:rsid="001cb1b3"/>
    </style:style>
    <style:style style:name="T2" style:family="text">
      <style:text-properties officeooo:rsid="001e9f63"/>
    </style:style>
    <style:style style:name="T3" style:family="text">
      <style:text-properties officeooo:rsid="00203be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istoria de <text:span text:style-name="T1">u</text:span>suario 1</text:h>
      <text:p text:style-name="Text_20_body">Como jugador, <text:span text:style-name="T1">q</text:span>uiero <text:span text:style-name="T1">mover a mis personajes por el escenario</text:span>, <text:span text:style-name="T1">para posicionarme mejor y poder atacar</text:span>. </text:p>
      <text:p text:style-name="Text_20_body"/>
      <text:p text:style-name="P2">Criterios de <text:span text:style-name="T1">a</text:span>ceptación</text:p>
      <text:list xml:id="list1930440656" text:style-name="L1">
        <text:list-item>
          <text:p text:style-name="P11">Los personajes se mueven correctamente en forma de cuadrícula por el escenario.</text:p>
        </text:list-item>
        <text:list-item>
          <text:p text:style-name="P11">Detectan si hay coberturas cerca y tiene en cuenta la posición del resto de personajes para los cálculos de la puntería.</text:p>
        </text:list-item>
        <text:list-item>
          <text:p text:style-name="P4"><text:span text:style-name="T1">Las animaciones funcionan de manera fluida.</text:span></text:p>
        </text:list-item>
      </text:list>
      <text:p text:style-name="Text_20_body"/>
      <text:p text:style-name="P2">Tareas</text:p>
      <text:list xml:id="list1376256669" text:style-name="L2">
        <text:list-item>
          <text:p text:style-name="P6">Implementar <text:span text:style-name="T1">la cuadrícula del escenario y el movimiento en ella.</text:span></text:p>
        </text:list-item>
        <text:list-item>
          <text:p text:style-name="P7"><text:span text:style-name="T2">Programar la lógica de coberturas y flanqueo.</text:span></text:p>
        </text:list-item>
      </text:list>
      <text:p text:style-name="P16"/>
      <text:p text:style-name="P16"/>
      <text:h text:style-name="P1" text:outline-level="1">Historia de <text:span text:style-name="T1">u</text:span>suario <text:span text:style-name="T1">2</text:span></text:h>
      <text:p text:style-name="P9">Como jugador, <text:span text:style-name="T1">q</text:span>uiero <text:span text:style-name="T2">construir y mejorar los edificios de la zona de gestión</text:span>, <text:span text:style-name="T1">p</text:span>ara <text:span text:style-name="T2">tener más posibilidades de ganar en las zonas de combate</text:span>. </text:p>
      <text:p text:style-name="P9"/>
      <text:p text:style-name="P3">Criterios de <text:span text:style-name="T1">a</text:span>ceptación</text:p>
      <text:list xml:id="list120636551685747" text:continue-list="list1930440656" text:style-name="L1">
        <text:list-item>
          <text:p text:style-name="P4">El jugador puede <text:span text:style-name="T2">invertir recursos para mejorar los edificios a diferentes niveles, fabricar equipamiento o entrenar unidades</text:span>. </text:p>
        </text:list-item>
        <text:list-item>
          <text:p text:style-name="P12">La UI es clara con la cantidad de recursos que tienes y que necesitas para cada compra.</text:p>
        </text:list-item>
        <text:list-item>
          <text:p text:style-name="P12">Visualmente se pueden ver estas mejoras.</text:p>
        </text:list-item>
      </text:list>
      <text:p text:style-name="P9"/>
      <text:p text:style-name="P3">Tareas</text:p>
      <text:list xml:id="list1824611820" text:style-name="L3">
        <text:list-item>
          <text:p text:style-name="P13">Programar y equilibrar la lógica de recursos y mejoras.</text:p>
        </text:list-item>
        <text:list-item>
          <text:p text:style-name="P13">Modelar, texturizar y animar todos los edificios y sus mejoras.</text:p>
        </text:list-item>
        <text:list-item>
          <text:p text:style-name="P8"><text:span text:style-name="T2">Diseñar e implementar una UI.</text:span></text:p>
        </text:list-item>
      </text:list>
      <text:h text:style-name="P1" text:outline-level="1"><text:soft-page-break/>Historia de <text:span text:style-name="T1">u</text:span>suario <text:span text:style-name="T1">3</text:span></text:h>
      <text:p text:style-name="P9">Como jugador, <text:span text:style-name="T1">q</text:span>uiero <text:span text:style-name="T2">una cámara que me permita ver desde cualquier ángulo</text:span>, <text:span text:style-name="T1">p</text:span>ara <text:span text:style-name="T2">poder planificar correctamente.</text:span></text:p>
      <text:p text:style-name="P9"/>
      <text:p text:style-name="P3">Criterios de <text:span text:style-name="T1">a</text:span>ceptación</text:p>
      <text:list xml:id="list120635988591410" text:continue-list="list120636551685747" text:style-name="L1">
        <text:list-item>
          <text:p text:style-name="P12">El punto de vista es isométrico, pero la cámara debe poder rotar sobre si misma para visualizar todos los ángulos posibles.</text:p>
        </text:list-item>
        <text:list-item>
          <text:p text:style-name="P12">La cámara puede hacer zoom hacia dentro y hacia fuera sin perder el punto de vista.</text:p>
        </text:list-item>
        <text:list-item>
          <text:p text:style-name="P5"><text:span text:style-name="T2">Existe un control de colisiones para evitar clipeo con los personajes y el escenario se vuelve transparente de forma dinámica si está entre la cámara y la zona jugable.</text:span></text:p>
        </text:list-item>
      </text:list>
      <text:p text:style-name="P9"/>
      <text:p text:style-name="P3">Tareas</text:p>
      <text:list xml:id="list2755895102" text:style-name="L4">
        <text:list-item>
          <text:p text:style-name="P14">Implementar el movimiento y el zoom de la cámara manteniendo la vista isométrica con un movimiento suavizado.</text:p>
        </text:list-item>
        <text:list-item>
          <text:p text:style-name="P10"><text:span text:style-name="T2">Programar la lógica de colisión entre la cámara y los personajes.</text:span></text:p>
        </text:list-item>
        <text:list-item>
          <text:p text:style-name="P15">Crear e implementar un shader para el escenario que se vuelva transparente si bloquea a la cámara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12-05T10:36:23.714000000</meta:creation-date>
    <dc:date>2025-12-05T12:06:35.334000000</dc:date>
    <meta:editing-duration>PT24M56S</meta:editing-duration>
    <meta:editing-cycles>1</meta:editing-cycles>
    <meta:document-statistic meta:table-count="0" meta:image-count="0" meta:object-count="0" meta:page-count="2" meta:paragraph-count="29" meta:word-count="328" meta:character-count="1919" meta:non-whitespace-character-count="1634"/>
    <meta:generator>LibreOffice/6.3.3.2$Windows_X86_64 LibreOffice_project/a64200df03143b798afd1ec74a12ab50359878ed</meta:generator>
  </office:meta>
</office:document-meta>
</file>